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994db" officeooo:paragraph-rsid="001994db" style:font-size-asian="15pt" style:font-weight-asian="bold" style:font-size-complex="1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pport du proje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7T13:55:10.584848179</meta:creation-date>
    <dc:date>2026-01-27T13:55:52.799449117</dc:date>
    <meta:editing-duration>PT42S</meta:editing-duration>
    <meta:editing-cycles>1</meta:editing-cycles>
    <meta:document-statistic meta:table-count="0" meta:image-count="0" meta:object-count="0" meta:page-count="1" meta:paragraph-count="1" meta:word-count="3" meta:character-count="17" meta:non-whitespace-character-count="15"/>
    <meta:generator>LibreOffice/7.0.4.2$Linux_X86_64 LibreOffice_project/00$Build-2</meta:generator>
  </office:meta>
</office:document-meta>
</file>